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Roboto Mono" svg:font-family="'Roboto Mono', Monaco, courier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fo:language="de" fo:country="DE" officeooo:rsid="01e1368d" officeooo:paragraph-rsid="01e1368d"/>
    </style:style>
    <style:style style:name="P37" style:family="paragraph" style:parent-style-name="Text_20_body">
      <style:text-properties fo:language="de" fo:country="DE" officeooo:rsid="01fe6523" officeooo:paragraph-rsid="0212040b"/>
    </style:style>
    <style:style style:name="P38" style:family="paragraph" style:parent-style-name="Text_20_body">
      <style:text-properties fo:language="de" fo:country="DE" officeooo:rsid="02198475" officeooo:paragraph-rsid="0219a666"/>
    </style:style>
    <style:style style:name="P39" style:family="paragraph" style:parent-style-name="Text_20_body">
      <style:text-properties fo:language="de" fo:country="DE" officeooo:rsid="0224eebf" officeooo:paragraph-rsid="0224eebf"/>
    </style:style>
    <style:style style:name="P40" style:family="paragraph" style:parent-style-name="Text_20_body">
      <style:text-properties fo:language="de" fo:country="DE" officeooo:rsid="02336bc7" officeooo:paragraph-rsid="02336bc7"/>
    </style:style>
    <style:style style:name="P41" style:family="paragraph" style:parent-style-name="Text_20_body">
      <style:text-properties officeooo:paragraph-rsid="005cba36"/>
    </style:style>
    <style:style style:name="P42" style:family="paragraph" style:parent-style-name="Text_20_body">
      <style:text-properties officeooo:paragraph-rsid="0061be3c"/>
    </style:style>
    <style:style style:name="P43" style:family="paragraph" style:parent-style-name="Text_20_body">
      <style:text-properties officeooo:paragraph-rsid="00a77484"/>
    </style:style>
    <style:style style:name="P44" style:family="paragraph" style:parent-style-name="Text_20_body">
      <style:text-properties officeooo:paragraph-rsid="00f62c65"/>
    </style:style>
    <style:style style:name="P45" style:family="paragraph" style:parent-style-name="Text_20_body">
      <style:text-properties officeooo:rsid="0119d4f8" officeooo:paragraph-rsid="0119d4f8"/>
    </style:style>
    <style:style style:name="P46" style:family="paragraph" style:parent-style-name="Text_20_body">
      <style:text-properties officeooo:rsid="01387a47" officeooo:paragraph-rsid="01387a47"/>
    </style:style>
    <style:style style:name="P47" style:family="paragraph" style:parent-style-name="Text_20_body">
      <style:text-properties officeooo:paragraph-rsid="0181da5f"/>
    </style:style>
    <style:style style:name="P48" style:family="paragraph" style:parent-style-name="Text_20_body">
      <style:text-properties officeooo:rsid="0186336a" officeooo:paragraph-rsid="019a7d00"/>
    </style:style>
    <style:style style:name="P49" style:family="paragraph" style:parent-style-name="Text_20_body">
      <style:text-properties officeooo:rsid="0197208b" officeooo:paragraph-rsid="0197208b"/>
    </style:style>
    <style:style style:name="P50" style:family="paragraph" style:parent-style-name="Text_20_body">
      <style:text-properties officeooo:rsid="01bd42b7" officeooo:paragraph-rsid="01c13b0e"/>
    </style:style>
    <style:style style:name="P51" style:family="paragraph" style:parent-style-name="Text_20_body">
      <style:text-properties officeooo:paragraph-rsid="01c416d4"/>
    </style:style>
    <style:style style:name="P52" style:family="paragraph" style:parent-style-name="Text_20_body">
      <style:text-properties officeooo:rsid="01ce53f7" officeooo:paragraph-rsid="01ce53f7"/>
    </style:style>
    <style:style style:name="P53" style:family="paragraph" style:parent-style-name="Text_20_body">
      <style:text-properties officeooo:rsid="01cf3071" officeooo:paragraph-rsid="01cf3071"/>
    </style:style>
    <style:style style:name="P54" style:family="paragraph" style:parent-style-name="Text_20_body">
      <style:text-properties officeooo:rsid="01cf3d6f" officeooo:paragraph-rsid="01cf3d6f"/>
    </style:style>
    <style:style style:name="P55" style:family="paragraph" style:parent-style-name="Text_20_body">
      <style:text-properties officeooo:rsid="01cf6abc" officeooo:paragraph-rsid="01cf6abc"/>
    </style:style>
    <style:style style:name="P56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7" style:family="paragraph" style:parent-style-name="Standard">
      <style:text-properties fo:language="de" fo:country="DE" officeooo:rsid="0223ea06" officeooo:paragraph-rsid="01e114fd"/>
    </style:style>
    <style:style style:name="P58" style:family="paragraph" style:parent-style-name="Standard">
      <style:text-properties officeooo:rsid="02399f90" officeooo:paragraph-rsid="02399f90"/>
    </style:style>
    <style:style style:name="P59" style:family="paragraph" style:parent-style-name="Standard">
      <style:text-properties officeooo:rsid="023f0569" officeooo:paragraph-rsid="023f0569"/>
    </style:style>
    <style:style style:name="P60" style:family="paragraph" style:parent-style-name="Standard">
      <style:text-properties officeooo:rsid="0240d1a5" officeooo:paragraph-rsid="0240d1a5"/>
    </style:style>
    <style:style style:name="P61" style:family="paragraph" style:parent-style-name="Standard">
      <style:text-properties officeooo:rsid="02518d10" officeooo:paragraph-rsid="02518d10"/>
    </style:style>
    <style:style style:name="P62" style:family="paragraph" style:parent-style-name="Standard">
      <style:text-properties officeooo:rsid="0255555b" officeooo:paragraph-rsid="0255555b"/>
    </style:style>
    <style:style style:name="P63" style:family="paragraph" style:parent-style-name="Standard">
      <style:text-properties officeooo:rsid="0259a2cf" officeooo:paragraph-rsid="0259a2cf"/>
    </style:style>
    <style:style style:name="P64" style:family="paragraph" style:parent-style-name="Heading_20_1">
      <style:text-properties fo:language="de" fo:country="DE"/>
    </style:style>
    <style:style style:name="P65" style:family="paragraph" style:parent-style-name="Heading_20_1">
      <style:text-properties fo:language="de" fo:country="DE" officeooo:rsid="0119d4f8" officeooo:paragraph-rsid="0119d4f8"/>
    </style:style>
    <style:style style:name="P66" style:family="paragraph" style:parent-style-name="Heading_20_1">
      <style:text-properties fo:language="de" fo:country="DE" officeooo:paragraph-rsid="01e114fd"/>
    </style:style>
    <style:style style:name="P67" style:family="paragraph" style:parent-style-name="Standard" style:list-style-name="L1">
      <style:text-properties officeooo:paragraph-rsid="028dbada"/>
    </style:style>
    <style:style style:name="P68" style:family="paragraph" style:parent-style-name="Standard" style:list-style-name="L1">
      <style:text-properties officeooo:paragraph-rsid="02a72322"/>
    </style:style>
    <style:style style:name="P69" style:family="paragraph" style:parent-style-name="Standard" style:list-style-name="L1">
      <style:text-properties officeooo:rsid="0272f5c4" officeooo:paragraph-rsid="0291f01a"/>
    </style:style>
    <style:style style:name="P70" style:family="paragraph" style:parent-style-name="Standard" style:list-style-name="L1">
      <style:text-properties officeooo:rsid="0272f5c4" officeooo:paragraph-rsid="02a2fd27"/>
    </style:style>
    <style:style style:name="P71" style:family="paragraph" style:parent-style-name="Standard" style:list-style-name="L1">
      <style:text-properties officeooo:rsid="028c32a2" officeooo:paragraph-rsid="028c32a2"/>
    </style:style>
    <style:style style:name="P72" style:family="paragraph" style:parent-style-name="Standard" style:list-style-name="L1">
      <style:text-properties officeooo:rsid="028e5068" officeooo:paragraph-rsid="028e5068"/>
    </style:style>
    <style:style style:name="P73" style:family="paragraph" style:parent-style-name="Standard" style:list-style-name="L2"/>
    <style:style style:name="P74" style:family="paragraph" style:parent-style-name="Standard" style:list-style-name="L2">
      <style:text-properties officeooo:paragraph-rsid="0268d864"/>
    </style:style>
    <style:style style:name="P75" style:family="paragraph" style:parent-style-name="Standard" style:list-style-name="L2">
      <style:text-properties officeooo:rsid="0255555b" officeooo:paragraph-rsid="0255555b"/>
    </style:style>
    <style:style style:name="P76" style:family="paragraph" style:parent-style-name="Standard" style:list-style-name="L2">
      <style:text-properties officeooo:rsid="0257b92b" officeooo:paragraph-rsid="0257b92b"/>
    </style:style>
    <style:style style:name="P77" style:family="paragraph" style:parent-style-name="Standard" style:list-style-name="L2">
      <style:text-properties officeooo:rsid="025a2d29" officeooo:paragraph-rsid="025a2d29"/>
    </style:style>
    <style:style style:name="P78" style:family="paragraph" style:parent-style-name="Standard" style:list-style-name="L2">
      <style:text-properties officeooo:rsid="0259a2cf" officeooo:paragraph-rsid="0259a2cf"/>
    </style:style>
    <style:style style:name="P79" style:family="paragraph" style:parent-style-name="Standard" style:list-style-name="L2">
      <style:text-properties officeooo:rsid="025faece" officeooo:paragraph-rsid="025faece"/>
    </style:style>
    <style:style style:name="P80" style:family="paragraph" style:parent-style-name="Standard" style:list-style-name="L2">
      <style:text-properties fo:font-style="normal" officeooo:rsid="02642222" officeooo:paragraph-rsid="0268d864" style:font-style-asian="normal" style:font-style-complex="normal"/>
    </style:style>
    <style:style style:name="P81" style:family="paragraph" style:parent-style-name="Standard" style:list-style-name="L2">
      <style:text-properties fo:font-style="normal" officeooo:rsid="027494f0" officeooo:paragraph-rsid="027494f0" style:font-style-asian="normal" style:font-style-complex="normal"/>
    </style:style>
    <style:style style:name="P82" style:family="paragraph" style:parent-style-name="Standard" style:list-style-name="L2">
      <style:text-properties fo:font-style="normal" officeooo:rsid="0280cc84" officeooo:paragraph-rsid="02873390" style:font-style-asian="normal" style:font-style-complex="normal"/>
    </style:style>
    <style:style style:name="P83" style:family="paragraph" style:parent-style-name="Standard" style:list-style-name="L2">
      <style:text-properties fo:font-style="normal" officeooo:rsid="02878d19" officeooo:paragraph-rsid="02878d19" style:font-style-asian="normal" style:font-style-complex="normal"/>
    </style:style>
    <style:style style:name="P84" style:family="paragraph" style:parent-style-name="Standard" style:list-style-name="L2">
      <style:text-properties fo:font-style="normal" officeooo:rsid="0288b7cf" officeooo:paragraph-rsid="0288b7cf" style:font-style-asian="normal" style:font-style-complex="normal"/>
    </style:style>
    <style:style style:name="P85" style:family="paragraph" style:parent-style-name="Standard" style:list-style-name="L2">
      <style:text-properties fo:font-style="normal" officeooo:rsid="028658c9" officeooo:paragraph-rsid="028658c9" style:font-style-asian="normal" style:font-style-complex="normal"/>
    </style:style>
    <style:style style:name="P86" style:family="paragraph" style:parent-style-name="Standard" style:list-style-name="L2">
      <style:text-properties officeooo:rsid="0268d864" officeooo:paragraph-rsid="0268d864"/>
    </style:style>
    <style:style style:name="P87" style:family="paragraph" style:parent-style-name="Standard" style:list-style-name="L2">
      <style:text-properties officeooo:rsid="02708424" officeooo:paragraph-rsid="02708424"/>
    </style:style>
    <style:style style:name="P88" style:family="paragraph" style:parent-style-name="Standard" style:list-style-name="L2">
      <style:text-properties officeooo:rsid="0271b166" officeooo:paragraph-rsid="0271b166"/>
    </style:style>
    <style:style style:name="P89" style:family="paragraph" style:parent-style-name="Standard" style:list-style-name="L2">
      <style:text-properties officeooo:rsid="027237a1" officeooo:paragraph-rsid="027237a1"/>
    </style:style>
    <style:style style:name="P90" style:family="paragraph" style:parent-style-name="Standard" style:list-style-name="L2">
      <style:text-properties officeooo:rsid="027d5a31" officeooo:paragraph-rsid="027d5a31"/>
    </style:style>
    <style:style style:name="P91" style:family="paragraph" style:parent-style-name="Standard" style:list-style-name="L2">
      <style:text-properties fo:color="#d4d4d4" style:font-name="Consolas" fo:font-size="7pt" fo:font-style="normal" fo:font-weight="normal" officeooo:rsid="028a5a99" officeooo:paragraph-rsid="028a5a99" fo:background-color="#1e1e1e" style:font-style-asian="normal" style:font-style-complex="normal"/>
    </style:style>
    <style:style style:name="P92" style:family="paragraph" style:parent-style-name="Standard" style:list-style-name="L2">
      <style:text-properties officeooo:rsid="0285b738" officeooo:paragraph-rsid="028658c9"/>
    </style:style>
    <style:style style:name="P93" style:family="paragraph" style:parent-style-name="Standard" style:list-style-name="L2">
      <style:text-properties officeooo:rsid="026312d8" officeooo:paragraph-rsid="028658c9"/>
    </style:style>
    <style:style style:name="P94" style:family="paragraph" style:parent-style-name="Standard" style:list-style-name="L2">
      <style:text-properties officeooo:rsid="0266f628" officeooo:paragraph-rsid="028658c9"/>
    </style:style>
    <style:style style:name="P95" style:family="paragraph" style:parent-style-name="Standard" style:list-style-name="L3">
      <style:text-properties officeooo:rsid="02518d10" officeooo:paragraph-rsid="02518d10"/>
    </style:style>
    <style:style style:name="P96" style:family="paragraph" style:parent-style-name="Standard" style:list-style-name="L4">
      <style:text-properties officeooo:rsid="02496706" officeooo:paragraph-rsid="02496706"/>
    </style:style>
    <style:style style:name="P97" style:family="paragraph" style:parent-style-name="Standard" style:list-style-name="L4">
      <style:text-properties officeooo:rsid="023c1517" officeooo:paragraph-rsid="023c1517"/>
    </style:style>
    <style:style style:name="P98" style:family="paragraph" style:parent-style-name="Standard" style:list-style-name="L4">
      <style:text-properties officeooo:rsid="02391305" officeooo:paragraph-rsid="02391305"/>
    </style:style>
    <style:style style:name="P99" style:family="paragraph" style:parent-style-name="Standard" style:list-style-name="L5">
      <style:text-properties fo:language="de" fo:country="DE" officeooo:rsid="02399f90" officeooo:paragraph-rsid="023a654a"/>
    </style:style>
    <style:style style:name="P100" style:family="paragraph" style:parent-style-name="Standard" style:list-style-name="L1">
      <style:text-properties officeooo:rsid="028ee093" officeooo:paragraph-rsid="028ee093"/>
    </style:style>
    <style:style style:name="P101" style:family="paragraph" style:parent-style-name="Standard" style:list-style-name="L1">
      <style:text-properties officeooo:rsid="0293219a" officeooo:paragraph-rsid="0293219a"/>
    </style:style>
    <style:style style:name="P102" style:family="paragraph" style:parent-style-name="Standard" style:list-style-name="L1">
      <style:text-properties officeooo:rsid="029773d4" officeooo:paragraph-rsid="029c2cad"/>
    </style:style>
    <style:style style:name="P103" style:family="paragraph" style:parent-style-name="Standard" style:list-style-name="L1">
      <style:text-properties officeooo:rsid="029e22f0" officeooo:paragraph-rsid="029e22f0"/>
    </style:style>
    <style:style style:name="P104" style:family="paragraph" style:parent-style-name="Standard" style:list-style-name="L1">
      <style:text-properties officeooo:rsid="029f1855" officeooo:paragraph-rsid="029f1855"/>
    </style:style>
    <style:style style:name="P105" style:family="paragraph" style:parent-style-name="Standard" style:list-style-name="L1">
      <style:text-properties officeooo:rsid="02a55f70" officeooo:paragraph-rsid="02a55f70"/>
    </style:style>
    <style:style style:name="P106" style:family="paragraph" style:parent-style-name="Standard" style:list-style-name="L1">
      <style:text-properties officeooo:rsid="02a57d63" officeooo:paragraph-rsid="02a57d63"/>
    </style:style>
    <style:style style:name="P107" style:family="paragraph" style:parent-style-name="Standard" style:list-style-name="L1">
      <style:text-properties officeooo:rsid="02a72322" officeooo:paragraph-rsid="02a72322"/>
    </style:style>
    <style:style style:name="P108" style:family="paragraph" style:parent-style-name="Text_20_body" style:list-style-name="L5">
      <style:text-properties fo:language="de" fo:country="DE" officeooo:rsid="02357d57" officeooo:paragraph-rsid="02357d57"/>
    </style:style>
    <style:style style:name="P109" style:family="paragraph" style:parent-style-name="Text_20_body" style:list-style-name="L5">
      <style:text-properties fo:language="de" fo:country="DE" officeooo:rsid="02358fcb" officeooo:paragraph-rsid="02358fcb"/>
    </style:style>
    <style:style style:name="P110" style:family="paragraph" style:parent-style-name="Text_20_body" style:list-style-name="L5">
      <style:text-properties fo:language="de" fo:country="DE" officeooo:rsid="023824a7" officeooo:paragraph-rsid="023824a7"/>
    </style:style>
    <style:style style:name="P111" style:family="paragraph" style:parent-style-name="Text_20_body" style:list-style-name="L5">
      <style:text-properties fo:language="de" fo:country="DE" officeooo:rsid="023e4824" officeooo:paragraph-rsid="023e4824"/>
    </style:style>
    <style:style style:name="P112" style:family="paragraph" style:parent-style-name="Text_20_body" style:list-style-name="L5">
      <style:text-properties fo:language="de" fo:country="DE" officeooo:rsid="0242cea4" officeooo:paragraph-rsid="0242cea4"/>
    </style:style>
    <style:style style:name="P113" style:family="paragraph" style:parent-style-name="Text_20_body" style:list-style-name="L5">
      <style:text-properties fo:language="de" fo:country="DE" officeooo:rsid="02433141" officeooo:paragraph-rsid="02433141"/>
    </style:style>
    <style:style style:name="P114" style:family="paragraph" style:parent-style-name="Text_20_body" style:list-style-name="L5">
      <style:text-properties fo:language="de" fo:country="DE" officeooo:rsid="0219aaaf" officeooo:paragraph-rsid="0219aaaf"/>
    </style:style>
    <style:style style:name="P115" style:family="paragraph" style:parent-style-name="Text_20_body" style:list-style-name="L5">
      <style:text-properties fo:language="de" fo:country="DE" officeooo:rsid="021c427e" officeooo:paragraph-rsid="021c427e"/>
    </style:style>
    <style:style style:name="P116" style:family="paragraph" style:parent-style-name="Text_20_body" style:list-style-name="L5">
      <style:text-properties fo:language="de" fo:country="DE" officeooo:rsid="0225e2d2" officeooo:paragraph-rsid="0225e2d2"/>
    </style:style>
    <style:style style:name="P117" style:family="paragraph" style:parent-style-name="Text_20_body" style:list-style-name="L5">
      <style:text-properties fo:language="de" fo:country="DE" officeooo:rsid="021d678b" officeooo:paragraph-rsid="021d678b"/>
    </style:style>
    <style:style style:name="P118" style:family="paragraph" style:parent-style-name="Text_20_body" style:list-style-name="L5">
      <style:text-properties fo:language="de" fo:country="DE" officeooo:rsid="022ab863" officeooo:paragraph-rsid="022ab863"/>
    </style:style>
    <style:style style:name="P119" style:family="paragraph" style:parent-style-name="Text_20_body" style:list-style-name="L5">
      <style:text-properties fo:language="de" fo:country="DE" officeooo:rsid="022b881d" officeooo:paragraph-rsid="022b881d"/>
    </style:style>
    <style:style style:name="P120" style:family="paragraph" style:parent-style-name="Text_20_body" style:list-style-name="L5">
      <style:text-properties fo:language="de" fo:country="DE" officeooo:rsid="022c7502" officeooo:paragraph-rsid="022c7502"/>
    </style:style>
    <style:style style:name="P121" style:family="paragraph" style:parent-style-name="Text_20_body" style:list-style-name="L5">
      <style:text-properties fo:language="de" fo:country="DE" officeooo:rsid="022f63a1" officeooo:paragraph-rsid="022f63a1"/>
    </style:style>
    <style:style style:name="P122" style:family="paragraph" style:parent-style-name="Text_20_body" style:list-style-name="L5">
      <style:text-properties fo:language="de" fo:country="DE" officeooo:rsid="02336bc7" officeooo:paragraph-rsid="02336bc7"/>
    </style:style>
    <style:style style:name="P123" style:family="paragraph" style:parent-style-name="Text_20_body" style:list-style-name="L5">
      <style:text-properties fo:language="de" fo:country="DE" officeooo:rsid="023383a1" officeooo:paragraph-rsid="023383a1"/>
    </style:style>
    <style:style style:name="P124" style:family="paragraph" style:parent-style-name="Text_20_body" style:list-style-name="L5">
      <style:text-properties fo:language="de" fo:country="DE" officeooo:rsid="022224a3" officeooo:paragraph-rsid="0224eebf"/>
    </style:style>
    <style:style style:name="P125" style:family="paragraph" style:parent-style-name="Text_20_body" style:list-style-name="L5">
      <style:text-properties fo:language="de" fo:country="DE" officeooo:rsid="02198475" officeooo:paragraph-rsid="0219a666"/>
    </style:style>
    <style:style style:name="P126" style:family="paragraph" style:parent-style-name="Text_20_body" style:list-style-name="L5">
      <style:text-properties fo:language="de" fo:country="DE" officeooo:rsid="021ba7d1" officeooo:paragraph-rsid="021ba7d1"/>
    </style:style>
    <style:style style:name="P127" style:family="paragraph" style:parent-style-name="Text_20_body" style:list-style-name="L6">
      <style:text-properties fo:language="de" fo:country="DE" officeooo:rsid="01e5053b" officeooo:paragraph-rsid="01e5053b"/>
    </style:style>
    <style:style style:name="P128" style:family="paragraph" style:parent-style-name="Text_20_body" style:list-style-name="L6">
      <style:text-properties fo:language="de" fo:country="DE" officeooo:rsid="01f68769" officeooo:paragraph-rsid="01f68769"/>
    </style:style>
    <style:style style:name="P129" style:family="paragraph" style:parent-style-name="Text_20_body" style:list-style-name="L6">
      <style:text-properties fo:language="de" fo:country="DE" officeooo:rsid="01f7dda6" officeooo:paragraph-rsid="01f7dda6"/>
    </style:style>
    <style:style style:name="P130" style:family="paragraph" style:parent-style-name="Text_20_body" style:list-style-name="L6">
      <style:text-properties fo:language="de" fo:country="DE" officeooo:rsid="01fe6523" officeooo:paragraph-rsid="01fe6523"/>
    </style:style>
    <style:style style:name="P131" style:family="paragraph" style:parent-style-name="Text_20_body" style:list-style-name="L5">
      <style:text-properties officeooo:rsid="0213e8b2" officeooo:paragraph-rsid="0213e8b2"/>
    </style:style>
    <style:style style:name="P132" style:family="paragraph" style:parent-style-name="Text_20_body" style:list-style-name="L5">
      <style:text-properties officeooo:rsid="021e1e56" officeooo:paragraph-rsid="0224eebf"/>
    </style:style>
    <style:style style:name="P133" style:family="paragraph" style:parent-style-name="Text_20_body" style:list-style-name="L5">
      <style:text-properties officeooo:rsid="021ec1c1" officeooo:paragraph-rsid="0224eebf"/>
    </style:style>
    <style:style style:name="P134" style:family="paragraph" style:parent-style-name="Text_20_body" style:list-style-name="L5">
      <style:text-properties officeooo:rsid="02203ea1" officeooo:paragraph-rsid="0224eebf"/>
    </style:style>
    <style:style style:name="P135" style:family="paragraph" style:parent-style-name="Text_20_body" style:list-style-name="L5">
      <style:text-properties officeooo:rsid="021692f7" officeooo:paragraph-rsid="0219a666"/>
    </style:style>
    <style:style style:name="P136" style:family="paragraph" style:parent-style-name="Text_20_body" style:list-style-name="L5">
      <style:text-properties officeooo:rsid="0212040b" officeooo:paragraph-rsid="0212040b"/>
    </style:style>
    <style:style style:name="P137" style:family="paragraph" style:parent-style-name="Text_20_body" style:list-style-name="L5">
      <style:text-properties officeooo:rsid="01ffbe57" officeooo:paragraph-rsid="01ffbe57"/>
    </style:style>
    <style:style style:name="P138" style:family="paragraph" style:parent-style-name="Text_20_body" style:list-style-name="L5">
      <style:text-properties officeooo:rsid="01fff8d3" officeooo:paragraph-rsid="020cff14"/>
    </style:style>
    <style:style style:name="P139" style:family="paragraph" style:parent-style-name="Text_20_body" style:list-style-name="L6">
      <style:text-properties officeooo:paragraph-rsid="01e1368d"/>
    </style:style>
    <style:style style:name="P140" style:family="paragraph" style:parent-style-name="Text_20_body">
      <style:text-properties officeooo:paragraph-rsid="029a6bb9"/>
    </style:style>
    <style:style style:name="P141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142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143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144" style:family="paragraph" style:parent-style-name="Text_20_body" style:list-style-name="L7">
      <style:paragraph-properties fo:margin-top="0cm" fo:margin-bottom="0cm" loext:contextual-spacing="false"/>
    </style:style>
    <style:style style:name="P145" style:family="paragraph" style:parent-style-name="Text_20_body" style:list-style-name="L7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officeooo:rsid="029a6bb9" style:font-style-asian="normal" style:font-style-complex="normal"/>
    </style:style>
    <style:style style:name="T186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7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90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1" style:family="text">
      <style:text-properties fo:language="de" fo:country="DE" officeooo:rsid="01143bfd"/>
    </style:style>
    <style:style style:name="T192" style:family="text">
      <style:text-properties fo:language="de" fo:country="DE" officeooo:rsid="0119d4f8"/>
    </style:style>
    <style:style style:name="T193" style:family="text">
      <style:text-properties fo:language="de" fo:country="DE" officeooo:rsid="013084bb"/>
    </style:style>
    <style:style style:name="T194" style:family="text">
      <style:text-properties fo:language="de" fo:country="DE" officeooo:rsid="013969f2"/>
    </style:style>
    <style:style style:name="T195" style:family="text">
      <style:text-properties fo:language="de" fo:country="DE" officeooo:rsid="015806c4"/>
    </style:style>
    <style:style style:name="T196" style:family="text">
      <style:text-properties fo:language="de" fo:country="DE" officeooo:rsid="016665bf"/>
    </style:style>
    <style:style style:name="T197" style:family="text">
      <style:text-properties fo:language="de" fo:country="DE" officeooo:rsid="0175fc28"/>
    </style:style>
    <style:style style:name="T198" style:family="text">
      <style:text-properties fo:language="de" fo:country="DE" officeooo:rsid="01778cc0"/>
    </style:style>
    <style:style style:name="T199" style:family="text">
      <style:text-properties fo:language="de" fo:country="DE" officeooo:rsid="017c4fbb"/>
    </style:style>
    <style:style style:name="T200" style:family="text">
      <style:text-properties fo:language="de" fo:country="DE" officeooo:rsid="017e129c"/>
    </style:style>
    <style:style style:name="T201" style:family="text">
      <style:text-properties fo:language="de" fo:country="DE" officeooo:rsid="017f7172"/>
    </style:style>
    <style:style style:name="T202" style:family="text">
      <style:text-properties fo:language="de" fo:country="DE" officeooo:rsid="0184c971"/>
    </style:style>
    <style:style style:name="T203" style:family="text">
      <style:text-properties fo:language="de" fo:country="DE" officeooo:rsid="01871fc4"/>
    </style:style>
    <style:style style:name="T204" style:family="text">
      <style:text-properties fo:language="de" fo:country="DE" officeooo:rsid="0188c93b"/>
    </style:style>
    <style:style style:name="T205" style:family="text">
      <style:text-properties fo:language="de" fo:country="DE" officeooo:rsid="018a099f"/>
    </style:style>
    <style:style style:name="T206" style:family="text">
      <style:text-properties fo:language="de" fo:country="DE" officeooo:rsid="018b983f"/>
    </style:style>
    <style:style style:name="T207" style:family="text">
      <style:text-properties fo:language="de" fo:country="DE" officeooo:rsid="018c54b3"/>
    </style:style>
    <style:style style:name="T208" style:family="text">
      <style:text-properties fo:language="de" fo:country="DE" officeooo:rsid="018c8c3e"/>
    </style:style>
    <style:style style:name="T209" style:family="text">
      <style:text-properties fo:language="de" fo:country="DE" officeooo:rsid="018d597d"/>
    </style:style>
    <style:style style:name="T210" style:family="text">
      <style:text-properties fo:language="de" fo:country="DE" officeooo:rsid="018f3029"/>
    </style:style>
    <style:style style:name="T211" style:family="text">
      <style:text-properties fo:language="de" fo:country="DE" officeooo:rsid="01909e21"/>
    </style:style>
    <style:style style:name="T212" style:family="text">
      <style:text-properties fo:language="de" fo:country="DE" officeooo:rsid="0190e58c"/>
    </style:style>
    <style:style style:name="T213" style:family="text">
      <style:text-properties fo:language="de" fo:country="DE" officeooo:rsid="0192aafa"/>
    </style:style>
    <style:style style:name="T214" style:family="text">
      <style:text-properties fo:language="de" fo:country="DE" officeooo:rsid="0194ffd3"/>
    </style:style>
    <style:style style:name="T215" style:family="text">
      <style:text-properties fo:language="de" fo:country="DE" officeooo:rsid="0196f5e3"/>
    </style:style>
    <style:style style:name="T216" style:family="text">
      <style:text-properties fo:language="de" fo:country="DE" officeooo:rsid="0198b2b0"/>
    </style:style>
    <style:style style:name="T217" style:family="text">
      <style:text-properties fo:language="de" fo:country="DE" officeooo:rsid="019a7d00"/>
    </style:style>
    <style:style style:name="T218" style:family="text">
      <style:text-properties fo:language="de" fo:country="DE" officeooo:rsid="019c112e"/>
    </style:style>
    <style:style style:name="T219" style:family="text">
      <style:text-properties fo:language="de" fo:country="DE" officeooo:rsid="019de690"/>
    </style:style>
    <style:style style:name="T220" style:family="text">
      <style:text-properties fo:language="de" fo:country="DE" officeooo:rsid="019f9a8d"/>
    </style:style>
    <style:style style:name="T221" style:family="text">
      <style:text-properties fo:language="de" fo:country="DE" officeooo:rsid="01a075cd"/>
    </style:style>
    <style:style style:name="T222" style:family="text">
      <style:text-properties fo:language="de" fo:country="DE" officeooo:rsid="01a17ab8"/>
    </style:style>
    <style:style style:name="T223" style:family="text">
      <style:text-properties fo:language="de" fo:country="DE" officeooo:rsid="01a2e5b3"/>
    </style:style>
    <style:style style:name="T224" style:family="text">
      <style:text-properties fo:language="de" fo:country="DE" officeooo:rsid="01a378f8"/>
    </style:style>
    <style:style style:name="T225" style:family="text">
      <style:text-properties fo:language="de" fo:country="DE" officeooo:rsid="01a41530"/>
    </style:style>
    <style:style style:name="T226" style:family="text">
      <style:text-properties fo:language="de" fo:country="DE" officeooo:rsid="01a4deec"/>
    </style:style>
    <style:style style:name="T227" style:family="text">
      <style:text-properties fo:language="de" fo:country="DE" officeooo:rsid="01a92887"/>
    </style:style>
    <style:style style:name="T228" style:family="text">
      <style:text-properties fo:language="de" fo:country="DE" officeooo:rsid="01ab65b3"/>
    </style:style>
    <style:style style:name="T229" style:family="text">
      <style:text-properties fo:language="de" fo:country="DE" fo:font-weight="bold" officeooo:rsid="019c112e" style:font-weight-asian="bold" style:font-weight-complex="bold"/>
    </style:style>
    <style:style style:name="T230" style:family="text">
      <style:text-properties fo:language="de" fo:country="DE" fo:font-weight="bold" officeooo:rsid="01a075cd" style:font-weight-asian="bold" style:font-weight-complex="bold"/>
    </style:style>
    <style:style style:name="T231" style:family="text">
      <style:text-properties fo:language="de" fo:country="DE" fo:font-weight="bold" officeooo:rsid="019de690" style:font-weight-asian="bold" style:font-weight-complex="bold"/>
    </style:style>
    <style:style style:name="T232" style:family="text">
      <style:text-properties fo:language="de" fo:country="DE" fo:font-weight="bold" officeooo:rsid="01a92887" style:font-weight-asian="bold" style:font-weight-complex="bold"/>
    </style:style>
    <style:style style:name="T233" style:family="text">
      <style:text-properties fo:language="de" fo:country="DE" fo:font-weight="bold" officeooo:rsid="01ab65b3" style:font-weight-asian="bold" style:font-weight-complex="bold"/>
    </style:style>
    <style:style style:name="T234" style:family="text">
      <style:text-properties fo:language="de" fo:country="DE" officeooo:rsid="01acbece"/>
    </style:style>
    <style:style style:name="T235" style:family="text">
      <style:text-properties fo:language="de" fo:country="DE" officeooo:rsid="01ae6a89"/>
    </style:style>
    <style:style style:name="T236" style:family="text">
      <style:text-properties fo:language="de" fo:country="DE" officeooo:rsid="01aed745"/>
    </style:style>
    <style:style style:name="T237" style:family="text">
      <style:text-properties fo:language="de" fo:country="DE" officeooo:rsid="01b4dc77"/>
    </style:style>
    <style:style style:name="T238" style:family="text">
      <style:text-properties fo:language="de" fo:country="DE" officeooo:rsid="01bdfa8d"/>
    </style:style>
    <style:style style:name="T239" style:family="text">
      <style:text-properties fo:language="de" fo:country="DE" officeooo:rsid="01bfaddc"/>
    </style:style>
    <style:style style:name="T240" style:family="text">
      <style:text-properties fo:language="de" fo:country="DE" officeooo:rsid="01c13b0e"/>
    </style:style>
    <style:style style:name="T241" style:family="text">
      <style:text-properties fo:language="de" fo:country="DE" officeooo:rsid="01cd9299"/>
    </style:style>
    <style:style style:name="T242" style:family="text">
      <style:text-properties fo:language="de" fo:country="DE" officeooo:rsid="01cf3071"/>
    </style:style>
    <style:style style:name="T243" style:family="text">
      <style:text-properties fo:language="de" fo:country="DE" officeooo:rsid="01cf3d6f"/>
    </style:style>
    <style:style style:name="T244" style:family="text">
      <style:text-properties fo:language="de" fo:country="DE" officeooo:rsid="01cf6abc"/>
    </style:style>
    <style:style style:name="T245" style:family="text">
      <style:text-properties fo:language="de" fo:country="DE" officeooo:rsid="01d0a885"/>
    </style:style>
    <style:style style:name="T246" style:family="text">
      <style:text-properties fo:language="de" fo:country="DE" officeooo:rsid="01e1368d"/>
    </style:style>
    <style:style style:name="T247" style:family="text">
      <style:text-properties fo:language="de" fo:country="DE" officeooo:rsid="01e348d2"/>
    </style:style>
    <style:style style:name="T248" style:family="text">
      <style:text-properties fo:language="de" fo:country="DE" officeooo:rsid="01fe6523"/>
    </style:style>
    <style:style style:name="T249" style:family="text">
      <style:text-properties fo:language="de" fo:country="DE" officeooo:rsid="020097ce"/>
    </style:style>
    <style:style style:name="T250" style:family="text">
      <style:text-properties fo:language="de" fo:country="DE" officeooo:rsid="02011e59"/>
    </style:style>
    <style:style style:name="T251" style:family="text">
      <style:text-properties fo:language="de" fo:country="DE" officeooo:rsid="0201e776"/>
    </style:style>
    <style:style style:name="T252" style:family="text">
      <style:text-properties fo:language="de" fo:country="DE" officeooo:rsid="020392ab"/>
    </style:style>
    <style:style style:name="T253" style:family="text">
      <style:text-properties fo:language="de" fo:country="DE" officeooo:rsid="0204bb72"/>
    </style:style>
    <style:style style:name="T254" style:family="text">
      <style:text-properties fo:language="de" fo:country="DE" officeooo:rsid="0205f27f"/>
    </style:style>
    <style:style style:name="T255" style:family="text">
      <style:text-properties fo:language="de" fo:country="DE" officeooo:rsid="020644fd"/>
    </style:style>
    <style:style style:name="T256" style:family="text">
      <style:text-properties fo:language="de" fo:country="DE" officeooo:rsid="0207cd5f"/>
    </style:style>
    <style:style style:name="T257" style:family="text">
      <style:text-properties fo:language="de" fo:country="DE" officeooo:rsid="020cff14"/>
    </style:style>
    <style:style style:name="T258" style:family="text">
      <style:text-properties fo:language="de" fo:country="DE" officeooo:rsid="02152646"/>
    </style:style>
    <style:style style:name="T259" style:family="text">
      <style:text-properties fo:language="de" fo:country="DE" officeooo:rsid="0217cb4c"/>
    </style:style>
    <style:style style:name="T260" style:family="text">
      <style:text-properties fo:language="de" fo:country="DE" officeooo:rsid="0219a666"/>
    </style:style>
    <style:style style:name="T261" style:family="text">
      <style:text-properties fo:language="de" fo:country="DE" officeooo:rsid="021ca4b6"/>
    </style:style>
    <style:style style:name="T262" style:family="text">
      <style:text-properties fo:language="de" fo:country="DE" officeooo:rsid="02203ea1"/>
    </style:style>
    <style:style style:name="T263" style:family="text">
      <style:text-properties fo:language="de" fo:country="DE" officeooo:rsid="022224a3"/>
    </style:style>
    <style:style style:name="T264" style:family="text">
      <style:text-properties fo:language="de" fo:country="DE" officeooo:rsid="0224eebf"/>
    </style:style>
    <style:style style:name="T265" style:family="text">
      <style:text-properties fo:language="de" fo:country="DE" officeooo:rsid="0237076e"/>
    </style:style>
    <style:style style:name="T266" style:family="text">
      <style:text-properties officeooo:rsid="009612ac"/>
    </style:style>
    <style:style style:name="T267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8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9" style:family="text">
      <style:text-properties fo:color="#d4d4d4" style:font-name="Consolas" fo:font-size="7pt" fo:font-weight="normal" fo:background-color="#1e1e1e" loext:char-shading-value="0"/>
    </style:style>
    <style:style style:name="T270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1" style:family="text">
      <style:text-properties fo:color="#9cdcfe" style:font-name="Consolas" fo:font-size="7pt" fo:font-weight="normal" fo:background-color="#1e1e1e" loext:char-shading-value="0"/>
    </style:style>
    <style:style style:name="T272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3" style:family="text">
      <style:text-properties officeooo:rsid="00b46ebb"/>
    </style:style>
    <style:style style:name="T274" style:family="text">
      <style:text-properties officeooo:rsid="015b285c"/>
    </style:style>
    <style:style style:name="T275" style:family="text">
      <style:text-properties fo:font-style="italic" style:font-style-asian="italic" style:font-style-complex="italic"/>
    </style:style>
    <style:style style:name="T276" style:family="text">
      <style:text-properties fo:font-style="italic" officeooo:rsid="015b285c" style:font-style-asian="italic" style:font-style-complex="italic"/>
    </style:style>
    <style:style style:name="T277" style:family="text">
      <style:text-properties fo:font-style="italic" officeooo:rsid="01687153" style:font-style-asian="italic" style:font-style-complex="italic"/>
    </style:style>
    <style:style style:name="T278" style:family="text">
      <style:text-properties fo:font-style="italic" officeooo:rsid="01689835" style:font-style-asian="italic" style:font-style-complex="italic"/>
    </style:style>
    <style:style style:name="T279" style:family="text">
      <style:text-properties fo:font-style="italic" officeooo:rsid="0169b19e" style:font-style-asian="italic" style:font-style-complex="italic"/>
    </style:style>
    <style:style style:name="T280" style:family="text">
      <style:text-properties fo:font-style="italic" officeooo:rsid="016c6ae2" style:font-style-asian="italic" style:font-style-complex="italic"/>
    </style:style>
    <style:style style:name="T281" style:family="text">
      <style:text-properties fo:font-style="italic" officeooo:rsid="016def89" style:font-style-asian="italic" style:font-style-complex="italic"/>
    </style:style>
    <style:style style:name="T282" style:family="text">
      <style:text-properties fo:font-style="italic" officeooo:rsid="016f6784" style:font-style-asian="italic" style:font-style-complex="italic"/>
    </style:style>
    <style:style style:name="T283" style:family="text">
      <style:text-properties fo:font-style="italic" officeooo:rsid="01718c38" style:font-style-asian="italic" style:font-style-complex="italic"/>
    </style:style>
    <style:style style:name="T284" style:family="text">
      <style:text-properties fo:font-style="italic" officeooo:rsid="01706aad" style:font-style-asian="italic" style:font-style-complex="italic"/>
    </style:style>
    <style:style style:name="T285" style:family="text">
      <style:text-properties fo:font-style="italic" officeooo:rsid="01717120" style:font-style-asian="italic" style:font-style-complex="italic"/>
    </style:style>
    <style:style style:name="T286" style:family="text">
      <style:text-properties fo:font-style="italic" officeooo:rsid="0172ec21" style:font-style-asian="italic" style:font-style-complex="italic"/>
    </style:style>
    <style:style style:name="T287" style:family="text">
      <style:text-properties fo:font-style="italic" officeooo:rsid="0175fc28" style:font-style-asian="italic" style:font-style-complex="italic"/>
    </style:style>
    <style:style style:name="T288" style:family="text">
      <style:text-properties fo:font-style="italic" officeooo:rsid="024ab900" style:font-style-asian="italic" style:font-style-complex="italic"/>
    </style:style>
    <style:style style:name="T289" style:family="text">
      <style:text-properties fo:font-style="italic" officeooo:rsid="0250c56d" style:font-style-asian="italic" style:font-style-complex="italic"/>
    </style:style>
    <style:style style:name="T290" style:family="text">
      <style:text-properties fo:font-style="italic" officeooo:rsid="0261cbcd" style:font-style-asian="italic" style:font-style-complex="italic"/>
    </style:style>
    <style:style style:name="T291" style:family="text">
      <style:text-properties fo:font-style="italic" officeooo:rsid="0265ad90" style:font-style-asian="italic" style:font-style-complex="italic"/>
    </style:style>
    <style:style style:name="T292" style:family="text">
      <style:text-properties fo:font-style="italic" officeooo:rsid="0266bff1" style:font-style-asian="italic" style:font-style-complex="italic"/>
    </style:style>
    <style:style style:name="T293" style:family="text">
      <style:text-properties fo:font-style="italic" officeooo:rsid="0266f628" style:font-style-asian="italic" style:font-style-complex="italic"/>
    </style:style>
    <style:style style:name="T294" style:family="text">
      <style:text-properties fo:font-style="italic" officeooo:rsid="0268d864" style:font-style-asian="italic" style:font-style-complex="italic"/>
    </style:style>
    <style:style style:name="T295" style:family="text">
      <style:text-properties fo:font-style="italic" officeooo:rsid="028a8f68" style:font-style-asian="italic" style:font-style-complex="italic"/>
    </style:style>
    <style:style style:name="T296" style:family="text">
      <style:text-properties officeooo:rsid="01601a9d"/>
    </style:style>
    <style:style style:name="T297" style:family="text">
      <style:text-properties officeooo:rsid="016582f1"/>
    </style:style>
    <style:style style:name="T298" style:family="text">
      <style:text-properties officeooo:rsid="0165a6a7"/>
    </style:style>
    <style:style style:name="T299" style:family="text">
      <style:text-properties fo:font-style="normal" style:font-style-asian="normal" style:font-style-complex="normal"/>
    </style:style>
    <style:style style:name="T300" style:family="text">
      <style:text-properties fo:font-style="normal" officeooo:rsid="0166edbd" style:font-style-asian="normal" style:font-style-complex="normal"/>
    </style:style>
    <style:style style:name="T301" style:family="text">
      <style:text-properties fo:font-style="normal" officeooo:rsid="0167a2a0" style:font-style-asian="normal" style:font-style-complex="normal"/>
    </style:style>
    <style:style style:name="T302" style:family="text">
      <style:text-properties fo:font-style="normal" officeooo:rsid="01689835" style:font-style-asian="normal" style:font-style-complex="normal"/>
    </style:style>
    <style:style style:name="T303" style:family="text">
      <style:text-properties fo:font-style="normal" officeooo:rsid="0169b19e" style:font-style-asian="normal" style:font-style-complex="normal"/>
    </style:style>
    <style:style style:name="T304" style:family="text">
      <style:text-properties fo:font-style="normal" officeooo:rsid="01718c38" style:font-style-asian="normal" style:font-style-complex="normal"/>
    </style:style>
    <style:style style:name="T305" style:family="text">
      <style:text-properties fo:font-style="normal" officeooo:rsid="0172ec21" style:font-style-asian="normal" style:font-style-complex="normal"/>
    </style:style>
    <style:style style:name="T306" style:family="text">
      <style:text-properties fo:font-style="normal" officeooo:rsid="01745744" style:font-style-asian="normal" style:font-style-complex="normal"/>
    </style:style>
    <style:style style:name="T307" style:family="text">
      <style:text-properties fo:font-style="normal" officeooo:rsid="0250c56d" style:font-style-asian="normal" style:font-style-complex="normal"/>
    </style:style>
    <style:style style:name="T308" style:family="text">
      <style:text-properties fo:font-style="normal" officeooo:rsid="026badcb" style:font-style-asian="normal" style:font-style-complex="normal"/>
    </style:style>
    <style:style style:name="T309" style:family="text">
      <style:text-properties fo:font-style="normal" officeooo:rsid="027237a1" style:font-style-asian="normal" style:font-style-complex="normal"/>
    </style:style>
    <style:style style:name="T310" style:family="text">
      <style:text-properties fo:font-style="normal" officeooo:rsid="027494f0" style:font-style-asian="normal" style:font-style-complex="normal"/>
    </style:style>
    <style:style style:name="T311" style:family="text">
      <style:text-properties fo:font-style="normal" officeooo:rsid="027ff63b" style:font-style-asian="normal" style:font-style-complex="normal"/>
    </style:style>
    <style:style style:name="T312" style:family="text">
      <style:text-properties fo:font-style="normal" officeooo:rsid="0266f628" style:font-style-asian="normal" style:font-style-complex="normal"/>
    </style:style>
    <style:style style:name="T313" style:family="text">
      <style:text-properties fo:font-style="normal" officeooo:rsid="02863948" style:font-style-asian="normal" style:font-style-complex="normal"/>
    </style:style>
    <style:style style:name="T314" style:family="text">
      <style:text-properties fo:font-style="normal" officeooo:rsid="0286520d" style:font-style-asian="normal" style:font-style-complex="normal"/>
    </style:style>
    <style:style style:name="T315" style:family="text">
      <style:text-properties fo:font-style="normal" officeooo:rsid="028a5a99" style:font-style-asian="normal" style:font-style-complex="normal"/>
    </style:style>
    <style:style style:name="T316" style:family="text">
      <style:text-properties fo:font-style="normal" officeooo:rsid="028a8f68" style:font-style-asian="normal" style:font-style-complex="normal"/>
    </style:style>
    <style:style style:name="T317" style:family="text">
      <style:text-properties fo:font-style="normal" officeooo:rsid="0291f01a" style:font-style-asian="normal" style:font-style-complex="normal"/>
    </style:style>
    <style:style style:name="T318" style:family="text">
      <style:text-properties fo:font-style="normal" officeooo:rsid="02a2fd27" style:font-style-asian="normal" style:font-style-complex="normal"/>
    </style:style>
    <style:style style:name="T319" style:family="text">
      <style:text-properties officeooo:rsid="01d4cb73"/>
    </style:style>
    <style:style style:name="T320" style:family="text">
      <style:text-properties officeooo:rsid="01d891d6"/>
    </style:style>
    <style:style style:name="T321" style:family="text">
      <style:text-properties officeooo:rsid="01e114fd"/>
    </style:style>
    <style:style style:name="T322" style:family="text">
      <style:text-properties officeooo:rsid="01e1368d"/>
    </style:style>
    <style:style style:name="T323" style:family="text">
      <style:text-properties officeooo:rsid="01f6bc20"/>
    </style:style>
    <style:style style:name="T324" style:family="text">
      <style:text-properties officeooo:rsid="01fa0f9f"/>
    </style:style>
    <style:style style:name="T325" style:family="text">
      <style:text-properties officeooo:rsid="021ba7d1"/>
    </style:style>
    <style:style style:name="T326" style:family="text">
      <style:text-properties officeooo:rsid="021ca4b6"/>
    </style:style>
    <style:style style:name="T327" style:family="text">
      <style:text-properties officeooo:rsid="021d678b"/>
    </style:style>
    <style:style style:name="T328" style:family="text">
      <style:text-properties officeooo:rsid="0223ea06"/>
    </style:style>
    <style:style style:name="T329" style:family="text">
      <style:text-properties officeooo:rsid="0225e2d2"/>
    </style:style>
    <style:style style:name="T330" style:family="text">
      <style:text-properties officeooo:rsid="022721f3"/>
    </style:style>
    <style:style style:name="T331" style:family="text">
      <style:text-properties officeooo:rsid="022ab863"/>
    </style:style>
    <style:style style:name="T332" style:family="text">
      <style:text-properties officeooo:rsid="022b881d"/>
    </style:style>
    <style:style style:name="T333" style:family="text">
      <style:text-properties officeooo:rsid="022bdd4e"/>
    </style:style>
    <style:style style:name="T334" style:family="text">
      <style:text-properties officeooo:rsid="022cc26e"/>
    </style:style>
    <style:style style:name="T335" style:family="text">
      <style:text-properties officeooo:rsid="02362500"/>
    </style:style>
    <style:style style:name="T336" style:family="text">
      <style:text-properties officeooo:rsid="023824a7"/>
    </style:style>
    <style:style style:name="T337" style:family="text">
      <style:text-properties officeooo:rsid="023a654a"/>
    </style:style>
    <style:style style:name="T338" style:family="text">
      <style:text-properties officeooo:rsid="023f0569"/>
    </style:style>
    <style:style style:name="T339" style:family="text">
      <style:text-properties officeooo:rsid="02451de9"/>
    </style:style>
    <style:style style:name="T340" style:family="text">
      <style:text-properties officeooo:rsid="024a93a0"/>
    </style:style>
    <style:style style:name="T341" style:family="text">
      <style:text-properties officeooo:rsid="0250c56d"/>
    </style:style>
    <style:style style:name="T342" style:family="text">
      <style:text-properties officeooo:rsid="0255555b"/>
    </style:style>
    <style:style style:name="T343" style:family="text">
      <style:text-properties officeooo:rsid="025cb1d1"/>
    </style:style>
    <style:style style:name="T344" style:family="text">
      <style:text-properties officeooo:rsid="025faece"/>
    </style:style>
    <style:style style:name="T345" style:family="text">
      <style:text-properties officeooo:rsid="026144a2"/>
    </style:style>
    <style:style style:name="T346" style:family="text">
      <style:text-properties officeooo:rsid="026147be"/>
    </style:style>
    <style:style style:name="T347" style:family="text">
      <style:text-properties officeooo:rsid="0261cbcd"/>
    </style:style>
    <style:style style:name="T348" style:family="text">
      <style:text-properties fo:color="#000080" fo:language="zxx" fo:country="none" fo:font-style="italic" style:text-underline-style="solid" style:text-underline-width="auto" style:text-underline-color="font-color" officeooo:rsid="0261c531" style:language-asian="zxx" style:country-asian="none" style:font-style-asian="italic" style:language-complex="zxx" style:country-complex="none" style:font-style-complex="italic"/>
    </style:style>
    <style:style style:name="T349" style:family="text">
      <style:text-properties fo:color="#000080" fo:language="zxx" fo:country="none" fo:font-style="italic" style:text-underline-style="solid" style:text-underline-width="auto" style:text-underline-color="font-color" officeooo:rsid="0261cbcd" style:language-asian="zxx" style:country-asian="none" style:font-style-asian="italic" style:language-complex="zxx" style:country-complex="none" style:font-style-complex="italic"/>
    </style:style>
    <style:style style:name="T350" style:family="text">
      <style:text-properties officeooo:rsid="028658c9"/>
    </style:style>
    <style:style style:name="T351" style:family="text">
      <style:text-properties officeooo:rsid="02873390"/>
    </style:style>
    <style:style style:name="T352" style:family="text">
      <style:text-properties officeooo:rsid="028a8f68"/>
    </style:style>
    <style:style style:name="T353" style:family="text">
      <style:text-properties officeooo:rsid="028c32a2"/>
    </style:style>
    <style:style style:name="T354" style:family="text">
      <style:text-properties officeooo:rsid="028c6848"/>
    </style:style>
    <style:style style:name="T355" style:family="text">
      <style:text-properties officeooo:rsid="028ee093"/>
    </style:style>
    <style:style style:name="T356" style:family="text">
      <style:text-properties officeooo:rsid="028dbada"/>
    </style:style>
    <style:style style:name="T357" style:family="text">
      <style:text-properties officeooo:rsid="0294a93b"/>
    </style:style>
    <style:style style:name="T358" style:family="text">
      <style:text-properties officeooo:rsid="029863ab"/>
    </style:style>
    <style:style style:name="T359" style:family="text">
      <style:text-properties officeooo:rsid="02a599b7"/>
    </style:style>
    <style:style style:name="T360" style:family="text">
      <style:text-properties officeooo:rsid="02a72322"/>
    </style:style>
    <style:style style:name="T361" style:family="text">
      <style:text-properties fo:color="#6a9955" style:font-name="Consolas" fo:font-size="7pt" fo:font-weight="normal" fo:background-color="#1e1e1e" loext:char-shading-value="0"/>
    </style:style>
    <style:style style:name="T362" style:family="text">
      <style:text-properties fo:color="#6a9955" style:font-name="Consolas" fo:font-size="10pt" fo:font-weight="normal" fo:background-color="#1e1e1e" loext:char-shading-value="0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5" text:outline-level="1">TODO</text:h>
      <text:p text:style-name="P45"><text:span text:style-name="T192">T</text:span><text:span text:style-name="T31">ry PyCharm IDE<text:line-break/></text:span><text:span text:style-name="T193">Konzept des HTTP Interceptors?</text:span></text:p>
      <text:h text:style-name="P64" text:outline-level="1">Ziel</text:h>
      <text:p text:style-name="P1">Sprachlehrer-Webseite für mich<text:line-break/><text:span text:style-name="T319">Schüler können per Kalender Stunden buchen<text:line-break/>Lernkarten mit Bildern<text:line-break/>Nachrichten zwischen Admin und Schüler<text:line-break/>Graph, in dem Lernkarten gezeigt werden?<text:line-break/>Erzeuge Quiz aus Lernkarten<text:line-break/><text:line-break/></text:span></text:p>
      <text:h text:style-name="P66" text:outline-level="1">Schritt<text:span text:style-name="T321">e</text:span></text:h>
      <text:list xml:id="list2056725745" text:style-name="L1">
        <text:list-item>
          <text:p text:style-name="P105">Quiz with flash cards</text:p>
        </text:list-item>
        <text:list-item>
          <text:p text:style-name="P106">Registration!</text:p>
        </text:list-item>
        <text:list-item>
          <text:p text:style-name="P69">Tests schreiben!</text:p>
        </text:list-item>
        <text:list-item>
          <text:p text:style-name="P107">Organize imports automatically<text:tab/>v</text:p>
        </text:list-item>
        <text:list-item>
          <text:p text:style-name="P107">Pylint settings global? (e.g. ignore missing docstring)</text:p>
          <text:list>
            <text:list-item>
              <text:p text:style-name="P68"><text:span text:style-name="T360">settings.json?: </text:span><text:span text:style-name="T362">disable=missing-class-docstring</text:span></text:p>
            </text:list-item>
          </text:list>
          <text:p text:style-name="P70"><text:span text:style-name="T312"><text:line-break/></text:span></text:p>
        </text:list-item>
      </text:list>
      <text:p text:style-name="P62"/>
      <text:list xml:id="list102522975001669" text:continue-numbering="true" text:style-name="L1">
        <text:list-item>
          <text:p text:style-name="P71">Display image from server in Frontend <text:span text:style-name="T354">(instead of image from pixabay URL)</text:span></text:p>
          <text:list>
            <text:list-item>
              <text:p text:style-name="P72">Add German &amp; English to imgTest<text:tab/><text:span text:style-name="T355">v</text:span></text:p>
            </text:list-item>
            <text:list-item>
              <text:p text:style-name="P67"><text:span text:style-name="T356">How to send image from server to FE?<text:tab/>v<text:line-break/></text:span><text:span text:style-name="T275">HttpResponse(vocab.picture, content_type="image/jpeg")</text:span></text:p>
            </text:list-item>
            <text:list-item>
              <text:p text:style-name="P100">Send link to image on Server (instead of actual image)</text:p>
              <text:list>
                <text:list-item>
                  <text:p text:style-name="P101">URL is returned, display in FE<text:line-break/><text:span text:style-name="T275">127.0.0.1:8000/media/vocab/media/1200px-African_elephant_warning_raised_trunk_xmxAnKP.jpg</text:span><text:line-break/>→<text:span text:style-name="T357"> Problem: URL funktioniert nicht im FE</text:span></text:p>
                </text:list-item>
                <text:list-item>
                  <text:p text:style-name="P102">Use serializer <text:span text:style-name="T358">to create link<text:tab/>v</text:span></text:p>
                </text:list-item>
                <text:list-item>
                  <text:p text:style-name="P104">Display picture<text:tab/>v</text:p>
                </text:list-item>
                <text:list-item>
                  <text:p text:style-name="P102"><text:span text:style-name="T358">Build absolute URL from relative URL in response<text:tab/>v</text:span></text:p>
                </text:list-item>
                <text:list-item>
                  <text:p text:style-name="P103">Get rid of redundancy (pictureURL twice)<text:tab/><text:span text:style-name="T359">v</text:span></text:p>
                </text:list-item>
                <text:list-item>
                  <text:p text:style-name="P106">Capsule create_vocab in method<text:tab/>v</text:p>
                </text:list-item>
              </text:list>
            </text:list-item>
          </text:list>
        </text:list-item>
      </text:list>
      <text:p text:style-name="P62"/>
      <text:list xml:id="list1049188852" text:style-name="L2">
        <text:list-item>
          <text:p text:style-name="P75">Images on pixabay change frequently → Store locally on Server<text:tab/><text:span text:style-name="T353">v</text:span></text:p>
          <text:list>
            <text:list-item>
              <text:p text:style-name="P76">Create seperate page „imgTest“<text:tab/><text:tab/><text:tab/><text:tab/><text:tab/><text:span text:style-name="T345">v</text:span></text:p>
              <text:list>
                <text:list-item>
                  <text:p text:style-name="P77"><text:soft-page-break/>Unknown element v-row → Which vuetify version? npm install?<text:line-break/>→<text:span text:style-name="T343"> Can‘t get vuetify 2.x to run, keep using stable version (1.5.x)<text:line-break/>→ Replace with 1.5-elements</text:span></text:p>
                </text:list-item>
              </text:list>
            </text:list-item>
            <text:list-item>
              <text:p text:style-name="P78">User can type in URL, <text:span text:style-name="T344">send URL to server</text:span></text:p>
              <text:list>
                <text:list-item>
                  <text:p text:style-name="P79">Create request in frontend<text:tab/><text:tab/><text:span text:style-name="T346">v</text:span></text:p>
                </text:list-item>
                <text:list-item>
                  <text:p text:style-name="P74"><text:span text:style-name="T347">Create view in backend: </text:span><text:a xlink:type="simple" xlink:href="http://127.0.0.1:8000/api/v1/vocabs/imgtest/" text:style-name="Internet_20_link" text:visited-style-name="Visited_20_Internet_20_Link"><text:span text:style-name="T290">http://127.0.0.1:8000/api/v1/vocabs/</text:span></text:a><text:a xlink:type="simple" xlink:href="http://127.0.0.1:8000/api/v1/vocabs/imgtest/" text:style-name="Internet_20_link" text:visited-style-name="Visited_20_Internet_20_Link"><text:span text:style-name="T348">i</text:span></text:a><text:a xlink:type="simple" xlink:href="http://127.0.0.1:8000/api/v1/vocabs/imgtest/" text:style-name="Internet_20_link" text:visited-style-name="Visited_20_Internet_20_Link"><text:span text:style-name="T349">mgtest</text:span></text:a><text:a xlink:type="simple" xlink:href="http://127.0.0.1:8000/api/v1/vocabs/imgtest/" text:style-name="Internet_20_link" text:visited-style-name="Visited_20_Internet_20_Link"><text:span text:style-name="T290">/</text:span></text:a><text:span text:style-name="T290"><text:tab/></text:span><text:span text:style-name="T294">v</text:span></text:p>
                  <text:list>
                    <text:list-item>
                      <text:p text:style-name="P80"><text:span text:style-name="T275">Unexpected keyword argument „version“<text:line-break/>→</text:span><text:span text:style-name="T291"> How handled in authapi?:<text:line-break/>FE: account request to BE: ...</text:span><text:span text:style-name="T292">token_auth“<text:line-break/>→</text:span><text:span text:style-name="T293"> Attach version arguent to get-function </text:span></text:p>
                    </text:list-item>
                  </text:list>
                </text:list-item>
              </text:list>
            </text:list-item>
            <text:list-item>
              <text:p text:style-name="P86"><text:span text:style-name="T299">Add dummy image section in FE (/imgtest)<text:tab/></text:span><text:span text:style-name="T308">v</text:span></text:p>
            </text:list-item>
            <text:list-item>
              <text:p text:style-name="P78">Server downloads picure</text:p>
              <text:list>
                <text:list-item>
                  <text:p text:style-name="P87">benutze typ <text:span text:style-name="T275">imageField </text:span><text:span text:style-name="T299">im model</text:span></text:p>
                  <text:list>
                    <text:list-item>
                      <text:p text:style-name="P88"><text:span text:style-name="T299">Add imageField to model<text:tab/></text:span><text:span text:style-name="T309">v</text:span></text:p>
                    </text:list-item>
                    <text:list-item>
                      <text:p text:style-name="P89"><text:span text:style-name="T299">Set MEDIA_ROOT, MEDIA_URL in settings. py<text:tab/></text:span><text:span text:style-name="T310">v</text:span></text:p>
                    </text:list-item>
                    <text:list-item>
                      <text:p text:style-name="P81">Try to load image into imageField</text:p>
                    </text:list-item>
                  </text:list>
                </text:list-item>
                <text:list-item>
                  <text:p text:style-name="P90"><text:span text:style-name="T299">Was passiert im Code? →</text:span><text:span text:style-name="T311"> Send imgUrl request from FE, use debugger <text:tab/></text:span><text:span text:style-name="T316">v</text:span></text:p>
                  <text:list>
                    <text:list-item>
                      <text:p text:style-name="P82">V<text:span text:style-name="T351">okabel wird anscheinend gespeichert, prüfe im Django-Admin</text:span></text:p>
                    </text:list-item>
                    <text:list-item>
                      <text:p text:style-name="P83">Datei ist nicht da: Ist Pfad korrrekt?</text:p>
                      <text:list>
                        <text:list-item>
                          <text:p text:style-name="P84">Temp file wird gespeichert in C:\Users\p-bin\AppData\Local\Temp</text:p>
                        </text:list-item>
                        <text:list-item>
                          <text:p text:style-name="P73"><text:span text:style-name="T315">Warum nicht verfügbar in imgField?<text:line-break/>→</text:span><text:span text:style-name="T316"> Add </text:span><text:span text:style-name="T269">+ static(settings.MEDIA_URL, </text:span><text:span text:style-name="T271">document_root</text:span><text:span text:style-name="T269">=settings.MEDIA_ROOT)</text:span> <text:span text:style-name="T352">to </text:span><text:span text:style-name="T295">backend/urls.py</text:span></text:p>
                          <text:p text:style-name="P91"/>
                        </text:list-item>
                      </text:list>
                    </text:list-item>
                  </text:list>
                  <text:p text:style-name="P85"/>
                </text:list-item>
              </text:list>
            </text:list-item>
          </text:list>
        </text:list-item>
      </text:list>
      <text:p text:style-name="P63"/>
      <text:p text:style-name="P63"/>
      <text:p text:style-name="P63"/>
      <text:p text:style-name="P63"/>
      <text:list xml:id="list102522197112056" text:continue-numbering="true" text:style-name="L2">
        <text:list-item>
          <text:p text:style-name="P92">Fix Problem: Import beyond top level package<text:tab/><text:span text:style-name="T350">v</text:span></text:p>
          <text:list>
            <text:list-item>
              <text:p text:style-name="P93"><text:a xlink:type="simple" xlink:href="https://needone.app/python-importing-explained/" text:style-name="Internet_20_link" text:visited-style-name="Visited_20_Internet_20_Link">https://needone.app/python-importing-explained/</text:a> </text:p>
            </text:list-item>
            <text:list-item>
              <text:p text:style-name="P94"><text:span text:style-name="T313">Package management: </text:span><text:a xlink:type="simple" xlink:href="https://docs.djangoproject.com/en/3.0/intro/reusable-apps/" text:style-name="Internet_20_link" text:visited-style-name="Visited_20_Internet_20_Link"><text:span text:style-name="T299">https://docs.djangoproject.com/en/3.0/intro/reusable-apps/</text:span></text:a><text:span text:style-name="T299"> <text:line-break/>→</text:span><text:span text:style-name="T314"> Just ignore warning in PyLint</text:span></text:p>
            </text:list-item>
          </text:list>
        </text:list-item>
      </text:list>
      <text:p text:style-name="P61"/>
      <text:list xml:id="list1637737306" text:style-name="L3">
        <text:list-item>
          <text:p text:style-name="P95">Probleme beim Neu-Aufsetzen<text:tab/><text:span text:style-name="T342">v</text:span></text:p>
          <text:list>
            <text:list-item>
              <text:p text:style-name="P95">ModuleNotFoundError: rest_framework</text:p>
            </text:list-item>
          </text:list>
        </text:list-item>
      </text:list>
      <text:p text:style-name="P60"/>
      <text:list xml:id="list3076617884" text:style-name="L4">
        <text:list-item>
          <text:p text:style-name="P96">MainImg should only change if I type something new, not when clicking on edit<text:tab/><text:span text:style-name="T341">v</text:span></text:p>
          <text:list>
            <text:list-item>
              <text:p text:style-name="P96">How to distinguish between keyboard action &amp; automatic text fill<text:line-break/>→<text:span text:style-name="T340"> Check for keyboard event: </text:span><text:span text:style-name="T288">onkeyup?<text:line-break/>→</text:span><text:span text:style-name="T289"> </text:span><text:span text:style-name="T307">Use v-on:keyup!</text:span></text:p>
            </text:list-item>
          </text:list>
        </text:list-item>
      </text:list>
      <text:p text:style-name="P59"/>
      <text:list xml:id="list102522021160379" text:continue-numbering="true" text:style-name="L4">
        <text:list-item>
          <text:p text:style-name="P97">Different position for vocab text<text:tab/><text:span text:style-name="T338">v</text:span></text:p>
        </text:list-item>
      </text:list>
      <text:p text:style-name="P58"/>
      <text:list xml:id="list102521885722712" text:continue-numbering="true" text:style-name="L4">
        <text:list-item>
          <text:p text:style-name="P98">Problem: image search crashes sometimes when typing in a word that can‘t be found</text:p>
        </text:list-item>
      </text:list>
      <text:p text:style-name="P57"/>
      <text:list xml:id="list1530134997" text:style-name="L5">
        <text:list-item>
          <text:p text:style-name="P108">Save image on server</text:p>
          <text:list>
            <text:list-item>
              <text:p text:style-name="P109">New vocab: include img<text:tab/><text:span text:style-name="T336">v</text:span></text:p>
            </text:list-item>
            <text:list-item>
              <text:p text:style-name="P110">edit vocab</text:p>
              <text:list>
                <text:list-item>
                  <text:p text:style-name="P111"><text:soft-page-break/>Load thumbnail from server as mainImg</text:p>
                </text:list-item>
                <text:list-item>
                  <text:p text:style-name="P112">mainImg is set, but overwritten by search</text:p>
                  <text:list>
                    <text:list-item>
                      <text:p text:style-name="P113">Don‘t trigger search/ <text:span text:style-name="T339">distinguish between keyboard action &amp; automatic fill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9">Logout doesn‘t work<text:tab/><text:span text:style-name="T337">v</text:span></text:p>
        </text:list-item>
      </text:list>
      <text:p text:style-name="P39"/>
      <text:list xml:id="list102522180677332" text:continue-numbering="true" text:style-name="L5">
        <text:list-item>
          <text:p text:style-name="P131"><text:span text:style-name="T248">A</text:span><text:span text:style-name="T31">dd image to edit section<text:tab/></text:span><text:span text:style-name="T265">v</text:span></text:p>
          <text:list>
            <text:list-item>
              <text:p text:style-name="P114">Triggering event for image search: Typing in English, typing finished (for <text:span text:style-name="T327">0.6 </text:span>sec)?<text:tab/><text:span text:style-name="T329">v</text:span></text:p>
              <text:list>
                <text:list-item>
                  <text:p text:style-name="P115">Debounce</text:p>
                </text:list-item>
              </text:list>
            </text:list-item>
            <text:list-item>
              <text:p text:style-name="P116">Make image smaller<text:tab/><text:span text:style-name="T330">v</text:span></text:p>
            </text:list-item>
            <text:list-item>
              <text:p text:style-name="P117">Add image selection below button<text:span text:style-name="T331">s</text:span></text:p>
              <text:list>
                <text:list-item>
                  <text:p text:style-name="P118">Create dynamically folding grid list<text:tab/><text:span text:style-name="T332">v</text:span></text:p>
                </text:list-item>
              </text:list>
            </text:list-item>
            <text:list-item>
              <text:p text:style-name="P119">Put „logout“ <text:span text:style-name="T333">into top toolbar + „logged in as...“</text:span></text:p>
              <text:list>
                <text:list-item>
                  <text:p text:style-name="P120">Wo ist user gespeichert? <text:span text:style-name="T334">Wie wird er gesetzt? $store?<text:line-break/>→ Sollte gesetzt werden in login(), aber stimmt Wert auch?<text:line-break/>→ state.user nicht richtig gesetzt: Beobachte state<text:line-break/>→ username „peter“ wird als options übergeben</text:span></text:p>
                </text:list-item>
                <text:list-item>
                  <text:p text:style-name="P121">Create little User Icon, „logged in as...“ + logout-option</text:p>
                </text:list-item>
              </text:list>
            </text:list-item>
            <text:list-item>
              <text:p text:style-name="P122">Send request to image server, receive response<text:tab/><text:span text:style-name="T335">v</text:span></text:p>
              <text:list>
                <text:list-item>
                  <text:p text:style-name="P123">502 error Same problem with spring_tutorial?</text:p>
                </text:list-item>
              </text:list>
            </text:list-item>
          </text:list>
        </text:list-item>
      </text:list>
      <text:p text:style-name="P40"/>
      <text:p text:style-name="P40"/>
      <text:p text:style-name="P40"/>
      <text:list xml:id="list102522348069122" text:continue-numbering="true" text:style-name="L5">
        <text:list-item>
          <text:p text:style-name="P132"><text:span text:style-name="T248">R</text:span><text:span text:style-name="T31">emove footer<text:tab/></text:span><text:span text:style-name="T264">v</text:span></text:p>
          <text:list>
            <text:list-item>
              <text:p text:style-name="P133"><text:span text:style-name="T31">Make main part bigger<text:tab/></text:span><text:span text:style-name="T262">v</text:span></text:p>
            </text:list-item>
            <text:list-item>
              <text:p text:style-name="P134"><text:span text:style-name="T31">Give other color to header<text:tab/></text:span><text:span text:style-name="T263">v</text:span></text:p>
            </text:list-item>
            <text:list-item>
              <text:p text:style-name="P124">Vocabs view layout: List pushes logout button down, even if covered<text:line-break/>→<text:span text:style-name="T328"> Use e.g. 80vh instead of 80%</text:span></text:p>
            </text:list-item>
          </text:list>
        </text:list-item>
      </text:list>
      <text:p text:style-name="P37"/>
      <text:list xml:id="list102521807455308" text:continue-numbering="true" text:style-name="L5">
        <text:list-item>
          <text:p text:style-name="P135"><text:span text:style-name="T248">M</text:span><text:span text:style-name="T31">odularize vocab-list<text:tab/></text:span><text:span text:style-name="T260"><text:tab/></text:span><text:span text:style-name="T261">v</text:span></text:p>
          <text:list>
            <text:list-item>
              <text:p text:style-name="P125">null-exception<text:tab/><text:tab/><text:span text:style-name="T325">v</text:span></text:p>
            </text:list-item>
            <text:list-item>
              <text:p text:style-name="P126"><text:soft-page-break/>selected<text:tab/><text:span text:style-name="T326">v</text:span></text:p>
            </text:list-item>
          </text:list>
        </text:list-item>
      </text:list>
      <text:p text:style-name="P38"/>
      <text:list xml:id="list102523045066746" text:continue-numbering="true" text:style-name="L5">
        <text:list-item>
          <text:p text:style-name="P136"><text:span text:style-name="T248">M</text:span><text:span text:style-name="T31">odluarize </text:span><text:span text:style-name="T258">VocabBar</text:span></text:p>
          <text:list>
            <text:list-item>
              <text:p text:style-name="P137"><text:span text:style-name="T248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138"><text:span text:style-name="T31">Does this capsulation work? First try with only 1 element!<text:line-break/>→</text:span><text:span text:style-name="T249"> An sich schon, aber Problem mit Funktion in anderer Komponente (z.B. selectAll())<text:line-break/>→</text:span><text:span text:style-name="T250"> Statt eigener Komponente: Sowas wie Snippet? </text:span><text:span text:style-name="T251">Template? Oder Speichere HTML-Code in Variable?<text:line-break/></text:span><text:span text:style-name="T254">Extra HTML-File</text:span><text:span text:style-name="T251"><text:line-break/>→</text:span><text:span text:style-name="T252"> Übergebe Vocabs-Element als Variable an VocabsBa</text:span><text:span text:style-name="T257">r</text:span><text:span text:style-name="T253"><text:line-break/>→</text:span><text:span text:style-name="T255"> Asynch-Component<text:line-break/>→</text:span><text:span text:style-name="T256"> Lade HTML aus externer Datei in Variable<text:line-break/></text:span><text:span text:style-name="T186">Problem: Vuetify funktioniert nicht mehr, nur RAW-HTML<text:line-break/></text:span><text:span text:style-name="T187">→</text:span><text:span text:style-name="T188"> Schaue in Parent-Element nach gesuchter Funktion <text:line-break/></text:span><text:span text:style-name="T189">ODER Ergänze Button-Funktions-Zuweisung zur runtime<text:line-break/>→</text:span><text:span text:style-name="T190"> Use vue constructor for VocabsBar, pass „this“(vocabs) as argument</text:span></text:p>
            </text:list-item>
          </text:list>
        </text:list-item>
      </text:list>
      <text:p text:style-name="P36"/>
      <text:list xml:id="list1407120525" text:style-name="L6">
        <text:list-item>
          <text:p text:style-name="P139"><text:span text:style-name="T246">Show Pictures for vocab in FE:<text:tab/></text:span><text:span text:style-name="T259">v</text:span><text:span text:style-name="T246"><text:line-break/>-Keep Select/ Delete-Option, add possibility to add vocabs to group (e.g. „food“)<text:line-break/>-Option to select group of vocabs<text:line-break/>-Edit is activated<text:line-break/>-</text:span><text:span text:style-name="T247">Click on vocab card activates edit</text:span></text:p>
          <text:list>
            <text:list-item>
              <text:p text:style-name="P127">Create layout to display vocab cards</text:p>
              <text:list>
                <text:list-item>
                  <text:p text:style-name="P127">New vuetify version changes everything, how to update?<text:tab/><text:span text:style-name="T324">v</text:span></text:p>
                </text:list-item>
                <text:list-item>
                  <text:p text:style-name="P128">How to create default image if none is provided for vocab?<text:line-break/>→<text:span text:style-name="T323"> Create function to return either vocab or default image</text:span></text:p>
                </text:list-item>
                <text:list-item>
                  <text:p text:style-name="P129">Remove Edit button, instead click on picture<text:tab/><text:span text:style-name="T324">v</text:span></text:p>
                  <text:list>
                    <text:list-header>
                      <text:p text:style-name="P130"/>
                    </text:list-header>
                  </text:list>
                </text:list-item>
              </text:list>
            </text:list-item>
            <text:list-item>
              <text:p text:style-name="P127"/>
            </text:list-item>
          </text:list>
        </text:list-item>
      </text:list>
      <text:p text:style-name="P35"/>
      <text:p text:style-name="P35"><text:soft-page-break/><text:span text:style-name="T322">Let Backend send pictures to FE</text:span><text:line-break/>-Check if Pixabay API delivers useful resu<text:span text:style-name="T320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5"><text:span text:style-name="T241">A</text:span><text:span text:style-name="T31">dd link to account page<text:tab/><text:tab/><text:tab/><text:tab/><text:tab/><text:tab/><text:tab/><text:tab/><text:tab/><text:tab/></text:span><text:span text:style-name="T245">v</text:span></text:p>
      <text:p text:style-name="P32"/>
      <text:p text:style-name="P54"><text:span text:style-name="T241">V</text:span><text:span text:style-name="T31">okabeln verschwinden, Liste wird nicht richtig angezeigt<text:tab/><text:tab/><text:tab/><text:tab/><text:tab/><text:tab/></text:span><text:span text:style-name="T244">v</text:span></text:p>
      <text:p text:style-name="P33"/>
      <text:p text:style-name="P53"><text:span text:style-name="T241">E</text:span><text:span text:style-name="T31">rstelle 2. User mit anderer Vokabel-Liste<text:tab/><text:tab/><text:tab/><text:tab/><text:tab/><text:tab/><text:tab/><text:tab/></text:span><text:span text:style-name="T243">v</text:span></text:p>
      <text:p text:style-name="P34"/>
      <text:p text:style-name="P52"><text:span text:style-name="T241">E</text:span><text:span text:style-name="T31">ntferne 2. Vocabs-Seite, behalte bloß persönliche<text:tab/><text:tab/><text:tab/><text:tab/><text:tab/><text:tab/><text:tab/></text:span><text:span text:style-name="T242">v</text:span></text:p>
      <text:p text:style-name="P31"/>
      <text:p text:style-name="P48"><text:span text:style-name="T195">Jeder User hat persönliche Vokabel-Liste<text:line-break/>-</text:span><text:span text:style-name="T214">Wie werden vocabs biser erzeugt? → Vocabs.objects.create</text:span><text:span text:style-name="T215"><text:line-break/>-</text:span><text:span text:style-name="T218">Was passiert initial auf Vocabs(personal)? Identisch mit Vocabs? Funktioniert?→</text:span><text:span text:style-name="T219"> Ja!<text:tab/><text:tab/>V<text:line-break/></text:span><text:span text:style-name="T231">-Änderungen im Frontend?</text:span><text:span text:style-name="T219"><text:tab/><text:tab/><text:tab/><text:tab/><text:tab/><text:tab/><text:tab/><text:tab/><text:tab/><text:tab/></text:span><text:span text:style-name="T221">v</text:span><text:span text:style-name="T219"><text:line-break/>--</text:span><text:span text:style-name="T220">URL zu vocabs/personal</text:span><text:span text:style-name="T218"> <text:line-break/></text:span><text:span text:style-name="T229">-</text:span><text:span text:style-name="T230">Änderungen im Backend?</text:span><text:span text:style-name="T221"><text:line-break/>--Create new URL, </text:span><text:span text:style-name="T222">view</text:span><text:span text:style-name="T221"> /vocabs/personal, initially identical with /vocabs<text:tab/><text:tab/><text:tab/><text:tab/></text:span><text:span text:style-name="T223">v<text:line-break/>--Many-to-many-relationship between Profile and Vocabs<text:line-break/>---</text:span><text:span text:style-name="T224">Why are all vocabs associated with Yair? <text:line-break/>---→Delete all, create 2nd profile (Seth), see if vocabs can be assigned individually </text:span><text:span text:style-name="T225">bringt nichts!<text:line-break/>---Was, wenn ich UserDummy in vocabs.models erzeuge?<text:line-break/>---→</text:span><text:span text:style-name="T226"> Selbes Problem!<text:line-break/>---Erzeuge/ frage User/ Vocab List in Python console ab, sehen ob Effekt derselbe</text:span></text:p>
      <text:p text:style-name="P56">&gt;&gt;&gt; user1 = UserDummy.objects.create(name='user1')</text:p>
      <text:p text:style-name="P56">&gt;&gt;&gt; user2 = UserDummy.objects.create(name='user2')</text:p>
      <text:p text:style-name="P56">&gt;&gt;&gt; vocab1 = Vocabs.objects.create(german='klug',english='smart')</text:p>
      <text:p text:style-name="P56">&gt;&gt;&gt; vocab2 = Vocabs.objects.create(german='dumm',english='dumb')</text:p>
      <text:p text:style-name="P56">&gt;&gt;&gt; user1.vocabList.add(vocab1)</text:p>
      <text:p text:style-name="P56">&gt;&gt;&gt; user2.vocabList.add(vocab2)</text:p>
      <text:p text:style-name="P56">&gt;&gt;&gt; user1.save()</text:p>
      <text:p text:style-name="P56">&gt;&gt;&gt; user2.save()</text:p>
      <text:p text:style-name="P56">&gt;&gt;&gt; vocab1.save()</text:p>
      <text:p text:style-name="P56">&gt;&gt;&gt; vocab2.save()</text:p>
      <text:p text:style-name="P56">&gt;&gt;&gt; user1.vocabList.all()</text:p>
      <text:p text:style-name="P56">&lt;QuerySet [&lt;Vocabs: klug - smart&gt;]&gt;</text:p>
      <text:p text:style-name="P56"><text:soft-page-break/>&gt;&gt;&gt; user2.vocabList.all()</text:p>
      <text:p text:style-name="P56">&lt;QuerySet [&lt;Vocabs: dumm – dumb&gt;]&gt;</text:p>
      <text:p text:style-name="P51"><text:span text:style-name="T31">---→</text:span><text:span text:style-name="T227">Zuweisung funktioniert, aber in Django admin (Browser) wird nicht korrekte Vokabel-Liste (sondern alle Vokabeln) angezeigt<text:line-break/></text:span><text:span text:style-name="T232">-</text:span><text:span text:style-name="T233">Änderungen im Backend: </text:span><text:span text:style-name="T227"><text:line-break/>--</text:span><text:span text:style-name="T228">Lade Vokabelliste für diesen User<text:line-break/>---</text:span><text:span text:style-name="T234">Wie kann ich request schon in Klasse referenzieren? Muss get separat definiert werden?---→</text:span><text:span text:style-name="T235"> Benutze </text:span><text:span text:style-name="T237">List</text:span><text:span text:style-name="T235">ApiView, übschreibe get_queryset<text:line-break/>--- </text:span><text:span text:style-name="T236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50"><text:span text:style-name="T195">Beim Reload geht „Token“ </text:span><text:span text:style-name="T238">vor Token request</text:span><text:span text:style-name="T195"> verloren (in /vocabs/personal<text:tab/><text:tab/><text:tab/></text:span><text:span text:style-name="T240">v</text:span><text:span text:style-name="T195"><text:line-break/>-</text:span><text:span text:style-name="T239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/>
      <text:p text:style-name="P27"/>
      <text:p text:style-name="P49"><text:span text:style-name="T195">K</text:span><text:span text:style-name="T31">nüpfe /login- und /vocabs – Link im Dropdown-Menü daran, ob user eingeloggt ist<text:tab/><text:tab/></text:span><text:span text:style-name="T217">v</text:span><text:span text:style-name="T31"><text:line-break/>-</text:span><text:span text:style-name="T216">Wie verhindern, dass Listen-Element gerendert wird, bevor Bedingung abgefragt?<text:line-break/>→</text:span><text:span text:style-name="T217">Packe for-Schleife in div statt list-Element </text:span></text:p>
      <text:p text:style-name="P28"><text:soft-page-break/></text:p>
      <text:p text:style-name="P47"><text:span text:style-name="T195">B</text:span><text:span text:style-name="T198">egrüßungsseite mit Name, Vorname, </text:span><text:span text:style-name="T207">zusätzlichen Infos</text:span><text:span text:style-name="T198"><text:line-break/>-</text:span><text:span text:style-name="T200">Wo sehe ich Felder für users? → Login as admin</text:span><text:span text:style-name="T198"><text:line-break/>-</text:span><text:span text:style-name="T199">Erweitere User-Model um Name, Vorname<text:tab/><text:tab/><text:tab/><text:tab/><text:tab/><text:tab/><text:tab/><text:tab/></text:span><text:span text:style-name="T203">v</text:span><text:span text:style-name="T199"><text:line-break/>- →</text:span><text:span text:style-name="T201"> django.contrib.auth hat bereits first_name etc.<text:line-break/>-</text:span><text:span text:style-name="T203">Erstelle Create Profile-Formular/List Profiles<text:line-break/>– </text:span><text:span text:style-name="T204">Warum werden Vocabs angezeigt? </text:span><text:span text:style-name="T205">(Welche Elemente notwendig?)<text:tab/><text:tab/><text:tab/><text:tab/></text:span><text:span text:style-name="T208">v</text:span><text:span text:style-name="T205"><text:line-break/>–→</text:span><text:span text:style-name="T206"> Register Profile with admin<text:line-break/>-</text:span><text:span text:style-name="T208">Pass all info in JSON<text:line-break/>-</text:span><text:span text:style-name="T209">Zeige Infos auf Begrüßungsseite an:<text:line-break/>--</text:span><text:span text:style-name="T213">Location</text:span><text:span text:style-name="T209"><text:line-break/>--</text:span><text:span text:style-name="T210">Upcoming courses<text:line-break/>--Finished courses<text:line-break/>--Learning protocol </text:span><text:span text:style-name="T211">link<text:line-break/>--</text:span><text:span text:style-name="T212">Folder link<text:line-break/>---</text:span><text:span text:style-name="T213">Update user model</text:span><text:span text:style-name="T202"><text:line-break/></text:span></text:p>
      <text:p text:style-name="Text_20_body"><text:span text:style-name="T195">Erstelle Begrüßungsseite, wo </text:span><text:span text:style-name="T197">Botschft vom Server angezeigt wird</text:span><text:span text:style-name="T198"><text:tab/><text:tab/><text:tab/><text:tab/><text:tab/>v</text:span><text:span text:style-name="T195"><text:line-break/>-</text:span><text:span text:style-name="T196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5">http://localhost:8000/login/</text:span></text:a><text:span text:style-name="T275"><text:line-break/></text:span><text:span text:style-name="T299">--</text:span><text:span text:style-name="T300">Request mit Token? </text:span><text:span text:style-name="T301">Noch nicht im Frontend implemetiert, Adresse: </text:span><text:span text:style-name="T277">token_auth<text:line-break/>-</text:span><text:span text:style-name="T278">Zeige „geheime“ Botschaft vom Server in accounts an, ansonsten „Keine Verbindung möglich“<text:line-break/>-</text:span><text:span text:style-name="T302">/</text:span><text:span text:style-name="T303">accounts sendet request zu </text:span><text:span text:style-name="T279">token_auth<text:line-break/>--Unauthorized→Wird</text:span><text:span text:style-name="T280"> Token mitgesendet? </text:span><text:span text:style-name="T281">Fehlt „Token“ vor C4t454…..? →</text:span><text:span text:style-name="T282"> JA!<text:tab/><text:tab/></text:span><text:span text:style-name="T283">v</text:span><text:span text:style-name="T281"><text:line-break/>---</text:span><text:span text:style-name="T282">Token wird irgendwo wieder zurück gesetzt („Token C4…“ → „C4...“) </text:span><text:span text:style-name="T284">WO?<text:line-break/>---→</text:span><text:span text:style-name="T285">Setze Header einfach jedes Mal vorm Absenden <text:line-break/>--</text:span><text:span text:style-name="T304">Kein „This“-Objekt bei </text:span><text:span text:style-name="T283">account/index.vue</text:span><text:span text:style-name="T287"><text:tab/><text:tab/><text:tab/><text:tab/><text:tab/><text:tab/><text:tab/><text:tab/>v</text:span><text:span text:style-name="T283"><text:line-break/>-- →</text:span><text:span text:style-name="T286"> </text:span><text:span text:style-name="T305">Anscheindend kann </text:span><text:span text:style-name="T286">.then</text:span><text:span text:style-name="T305">-Block </text:span><text:span text:style-name="T286">this </text:span><text:span text:style-name="T305">nicht referenzieren, wenn Request mit axios gesendet (wenn mit $http, dann schon)<text:line-break/></text:span><text:span text:style-name="T306">-- -&gt;</text:span> <text:span text:style-name="T275">beforeMount() {</text:span><text:span text:style-name="T287"> </text:span><text:span text:style-name="T275">let setMessage = this.setMessage</text:span><text:span text:style-name="T287">...</text:span></text:p>
      <text:p text:style-name="P26"/>
      <text:p text:style-name="P30">Links im Header werden ausklappbar, wenn Fenster kleiner<text:tab/><text:tab/><text:tab/><text:tab/><text:tab/><text:span text:style-name="T298">v</text:span><text:line-break/>-<text:span text:style-name="T297">Hide drop-down menu when links visible in header</text:span></text:p>
      <text:p text:style-name="P29">Login-Seite nur Verfügbar, wenn man nicht eingeloggt ist<text:tab/><text:tab/><text:tab/><text:tab/><text:tab/><text:tab/><text:span text:style-name="T296">v</text:span><text:line-break/>-<text:span text:style-name="T274">Welche Variable gibt dies an? -&gt;</text:span><text:span text:style-name="T276">isLoggedIn</text:span></text:p>
      <text:p text:style-name="P46"><text:span text:style-name="T88">E</text:span><text:span text:style-name="T31">dit-Funktion ist fehlerhaft (deutsch lässt sich nicht ändern)</text:span><text:span text:style-name="T194"><text:tab/><text:tab/><text:tab/><text:tab/><text:tab/>v</text:span></text:p>
      <text:p text:style-name="P140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oft-page-break/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1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, </text:span><text:span text:style-name="T185">außerdem:<text:line-break/></text:span><text:span text:style-name="T110">"breakOnLoad": true, "sourceMapPathOverrides": { "webpack:///src/*": "${webRoot}/*" }</text:span><text:span text:style-name="T185"> </text:span></text:p>
      <text:p text:style-name="P140"><text:span text:style-name="T159">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oft-page-break/><text:span text:style-name="T139">--Daten für persönliche Begrüßungsseite (Voller Name) von BE an FE<text:line-break/>--Persönliche Begrüßungsseite im FE erstellen</text:span></text:p>
      <text:p text:style-name="P25"/>
      <text:p text:style-name="P44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1808924147" text:style-name="L7">
        <text:list-item>
          <text:p text:style-name="P141">app.vue:</text:p>
          <text:list>
            <text:list-item>
              <text:p text:style-name="P141">created(): if authenticated then dispatch user request</text:p>
            </text:list-item>
          </text:list>
        </text:list-item>
        <text:list-item>
          <text:p text:style-name="P141">home/index.vue: </text:p>
          <text:list>
            <text:list-item>
              <text:p text:style-name="P142">&lt;template&gt;: If not authenticated, then show introductory message</text:p>
            </text:list-item>
            <text:list-item>
              <text:p text:style-name="P145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143">login/index.vue:</text:p>
          <text:list>
            <text:list-item>
              <text:p text:style-name="P144"><text:span text:style-name="T67">login(): </text:span><text:span text:style-name="T31">this.$store.dispatch(AUTH_REQUEST, { username, password }).then(() =&gt; {<text:line-break/></text:span>this.$router.push('/')<text:span text:style-name="T273">....</text:span></text:p>
            </text:list-item>
          </text:list>
        </text:list-item>
        <text:list-item>
          <text:p text:style-name="P144"/>
          <text:list>
            <text:list-item>
              <text:p text:style-name="P143"/>
            </text:list-item>
            <text:list-item>
              <text:p text:style-name="P142">--</text:p>
            </text:list-item>
          </text:list>
        </text:list-item>
      </text:list>
      <text:p text:style-name="P24"/>
      <text:p text:style-name="P24"/>
      <text:p text:style-name="P43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oft-page-break/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67">input</text:span><text:span text:style-name="T268"> </text:span><text:span text:style-name="T270">type</text:span><text:span text:style-name="T268">=</text:span><text:span text:style-name="T272">"checkbox"</text:span><text:span text:style-name="T268"> </text:span><text:span text:style-name="T270">:value</text:span><text:span text:style-name="T268">="</text:span><text:span text:style-name="T270">vocab</text:span><text:span text:style-name="T268">.</text:span><text:span text:style-name="T270">german</text:span><text:span text:style-name="T268">" </text:span><text:span text:style-name="T270">v-model</text:span><text:span text:style-name="T268">="</text:span><text:span text:style-name="T270">selected</text:span><text:span text:style-name="T268">"<text:line-break/></text:span><text:span text:style-name="T266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42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</text:span><text:soft-page-break/><text:span text:style-name="T33"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41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<text:soft-page-break/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<text:soft-page-break/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Roboto Mono" svg:font-family="'Roboto Mono', Monaco, courier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2-20T10:25:21.113000000</dc:date>
    <meta:editing-duration>P59DT4H52M27S</meta:editing-duration>
    <meta:editing-cycles>595</meta:editing-cycles>
    <meta:document-statistic meta:table-count="0" meta:image-count="0" meta:object-count="0" meta:page-count="13" meta:paragraph-count="153" meta:word-count="2589" meta:character-count="18459" meta:non-whitespace-character-count="15441"/>
  </office:meta>
</office:document-meta>
</file>